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/>
  <office:automatic-styles/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hiftType</text:p>
          </table:table-cell>
          <table:table-cell office:value-type="string">
            <text:p>RequiredStaffing</text:p>
          </table:table-cell>
          <table:table-cell office:value-type="string">
            <text:p>SpecialtyConstraint</text:p>
          </table:table-cell>
          <table:table-cell office:value-type="string">
            <text:p>StudyType</text:p>
          </table:table-cell>
        </table:table-row>
        <table:table-row>
          <table:table-cell office:value-type="string">
            <text:p>2025-01-01</text:p>
          </table:table-cell>
          <table:table-cell office:value-type="string">
            <text:p>Morning</text:p>
          </table:table-cell>
          <table:table-cell/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02</text:p>
          </table:table-cell>
          <table:table-cell office:value-type="string">
            <text:p>INVALID_TYPE</text:p>
          </table:table-cell>
          <table:table-cell office:value-type="float" office:value="2">
            <text:p>2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03</text:p>
          </table:table-cell>
          <table:table-cell office:value-type="string">
            <text:p>Morning</text:p>
          </table:table-cell>
          <table:table-cell office:value-type="string">
            <text:p>twenty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05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06</text:p>
          </table:table-cell>
          <table:table-cell office:value-type="string">
            <text:p>Afternoon</text:p>
          </table:table-cell>
          <table:table-cell office:value-type="float" office:value="1">
            <text:p>1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07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08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09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0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1</text:p>
          </table:table-cell>
          <table:table-cell office:value-type="string">
            <text:p>Morning</text:p>
          </table:table-cell>
          <table:table-cell/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2</text:p>
          </table:table-cell>
          <table:table-cell office:value-type="string">
            <text:p>INVALID_TYPE</text:p>
          </table:table-cell>
          <table:table-cell office:value-type="float" office:value="2">
            <text:p>2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3</text:p>
          </table:table-cell>
          <table:table-cell office:value-type="string">
            <text:p>Morning</text:p>
          </table:table-cell>
          <table:table-cell office:value-type="string">
            <text:p>twenty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5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6</text:p>
          </table:table-cell>
          <table:table-cell office:value-type="string">
            <text:p>Afternoon</text:p>
          </table:table-cell>
          <table:table-cell office:value-type="float" office:value="1">
            <text:p>1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7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8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9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0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1</text:p>
          </table:table-cell>
          <table:table-cell office:value-type="string">
            <text:p>Morning</text:p>
          </table:table-cell>
          <table:table-cell/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2</text:p>
          </table:table-cell>
          <table:table-cell office:value-type="string">
            <text:p>INVALID_TYPE</text:p>
          </table:table-cell>
          <table:table-cell office:value-type="float" office:value="2">
            <text:p>2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3</text:p>
          </table:table-cell>
          <table:table-cell office:value-type="string">
            <text:p>Morning</text:p>
          </table:table-cell>
          <table:table-cell office:value-type="string">
            <text:p>twenty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5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6</text:p>
          </table:table-cell>
          <table:table-cell office:value-type="string">
            <text:p>Afternoon</text:p>
          </table:table-cell>
          <table:table-cell office:value-type="float" office:value="1">
            <text:p>1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7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8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9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30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/>
  <office:styles/>
  <office:automatic-styles/>
  <office:master-styles/>
</office:document-styles>
</file>